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Sans Pro" svg:font-family="'Source Sans Pro', sans-serif"/>
    <style:font-face style:name="Unifont" svg:font-family="Unifont" style:font-family-generic="system" style:font-pitch="variable"/>
  </office:font-face-decls>
  <office:automatic-styles>
    <style:style style:name="Tabla1" style:family="table">
      <style:table-properties style:width="16.392cm" table:align="left" style:may-break-between-rows="true" table:border-model="collapsing"/>
    </style:style>
    <style:style style:name="Tabla1.A" style:family="table-column">
      <style:table-column-properties style:column-width="2.895cm"/>
    </style:style>
    <style:style style:name="Tabla1.B" style:family="table-column">
      <style:table-column-properties style:column-width="1.797cm"/>
    </style:style>
    <style:style style:name="Tabla1.C" style:family="table-column">
      <style:table-column-properties style:column-width="3.803cm"/>
    </style:style>
    <style:style style:name="Tabla1.D" style:family="table-column">
      <style:table-column-properties style:column-width="3.101cm"/>
    </style:style>
    <style:style style:name="Tabla1.E" style:family="table-column">
      <style:table-column-properties style:column-width="4.796cm"/>
    </style:style>
    <style:style style:name="Tabla1.1" style:family="table-row">
      <style:table-row-properties fo:background-color="#2980b9">
        <style:background-image/>
      </style:table-row-properties>
    </style:style>
    <style:style style:name="Tabla1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a1.B1" style:family="table-cell">
      <style:table-cell-properties style:vertical-align="middle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A6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a1.B6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2" style:family="table">
      <style:table-properties style:width="18.015cm" fo:margin-left="0cm" table:align="left" style:may-break-between-rows="true" table:border-model="collapsing"/>
    </style:style>
    <style:style style:name="Tabla2.A" style:family="table-column">
      <style:table-column-properties style:column-width="4.644cm"/>
    </style:style>
    <style:style style:name="Tabla2.B" style:family="table-column">
      <style:table-column-properties style:column-width="7.756cm"/>
    </style:style>
    <style:style style:name="Tabla2.C" style:family="table-column">
      <style:table-column-properties style:column-width="5.614cm"/>
    </style:style>
    <style:style style:name="Tabla2.1" style:family="table-row">
      <style:table-row-properties fo:background-color="#2980b9">
        <style:background-image/>
      </style:table-row-properties>
    </style:style>
    <style:style style:name="Tabla2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a2.B1" style:family="table-cell">
      <style:table-cell-properties style:vertical-align="middle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2" style:family="table-cell" style:data-style-name="N10000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C2" style:family="table-cell" style:data-style-name="N10000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3" style:family="table-cell" style:data-style-name="N10000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C3" style:family="table-cell" style:data-style-name="N10000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5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7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7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B8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A9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9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B10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A11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11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12" style:family="table-row">
      <style:table-row-properties style:min-row-height="2.274cm"/>
    </style:style>
    <style:style style:name="Tabla2.B1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13" style:family="table-row">
      <style:table-row-properties style:min-row-height="3.027cm"/>
    </style:style>
    <style:style style:name="Tabla2.A1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1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C1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1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A15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15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B16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A17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19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21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2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C2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25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C25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27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27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C27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28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A29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29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C29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30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A31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31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C31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3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A3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3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C3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3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A35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a2.B35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2.C35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57489" officeooo:paragraph-rsid="001574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698f3" officeooo:paragraph-rsid="001698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793c9" officeooo:paragraph-rsid="001793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793c9" officeooo:paragraph-rsid="0018a1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8a1a4" officeooo:paragraph-rsid="0018a1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c44fa" officeooo:paragraph-rsid="001c44f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c44fa" officeooo:paragraph-rsid="001d176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d1769" officeooo:paragraph-rsid="001d176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Heading_20_2" style:master-page-name="HTML">
      <style:paragraph-properties style:page-number="auto"/>
    </style:style>
    <style:style style:name="T1" style:family="text">
      <style:text-properties fo:font-weight="bold"/>
    </style:style>
    <style:style style:name="T2" style:family="text">
      <style:text-properties fo:color="#f28a3e" loext:opacity="100%" fo:font-size="9pt"/>
    </style:style>
    <style:style style:name="T3" style:family="text">
      <style:text-properties fo:color="#595959" loext:opacity="100%" loext:padding="0cm" loext:border="none"/>
    </style:style>
    <style:style style:name="T4" style:family="text">
      <style:text-properties fo:color="#a6a6a6" loext:opacity="100%"/>
    </style:style>
    <style:style style:name="T5" style:family="text">
      <style:text-properties officeooo:rsid="00157489"/>
    </style:style>
    <style:style style:name="T6" style:family="text">
      <style:text-properties officeooo:rsid="0018a1a4"/>
    </style:style>
    <style:style style:name="T7" style:family="text">
      <style:text-properties officeooo:rsid="0019d542"/>
    </style:style>
    <style:style style:name="T8" style:family="text">
      <style:text-properties officeooo:rsid="001b7b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2"><office:annotation loext:resolved="false"><dc:date>2025-05-28T11:16:20.313669224</dc:date><text:p text:style-name="Comment">HTML: &lt;meta http-equiv="X-UA-Compatible" content="IE=edge"&gt;</text:p></office:annotation>Attribute Grammar</text:h>
      <text:h text:style-name="Heading_20_3" text:outline-level="3">Attributes</text:h>
      <table:table table:name="Tabla1" table:style-name="Tabla1" table:template-name="Simple Grid Rows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1">Symbol</text:p>
          </table:table-cell>
          <table:table-cell table:style-name="Tabla1.B1" office:value-type="string">
            <text:p text:style-name="P1">Attribute Name</text:p>
          </table:table-cell>
          <table:table-cell table:style-name="Tabla1.B1" office:value-type="string">
            <text:p text:style-name="P1">Java Type</text:p>
          </table:table-cell>
          <table:table-cell table:style-name="Tabla1.B1" office:value-type="string">
            <text:p text:style-name="P1">Inherited/Synthesized</text:p>
          </table:table-cell>
          <table:table-cell table:style-name="Tabla1.A1" office:value-type="string">
            <text:p text:style-name="P1">Description</text:p>
          </table:table-cell>
        </table:table-row>
        <table:table-row table:style-name="Tabla1.2">
          <table:table-cell table:style-name="Tabla1.A2" office:value-type="string">
            <text:p text:style-name="P1"> <text:span text:style-name="T5">expression</text:span></text:p>
          </table:table-cell>
          <table:table-cell table:style-name="Tabla1.B2" office:value-type="string">
            <text:p text:style-name="P3">type</text:p>
          </table:table-cell>
          <table:table-cell table:style-name="Tabla1.B2" office:value-type="string">
            <text:p text:style-name="P3">Type</text:p>
          </table:table-cell>
          <table:table-cell table:style-name="Tabla1.B2" office:value-type="string">
            <text:p text:style-name="P3">synthesized</text:p>
          </table:table-cell>
          <table:table-cell table:style-name="Tabla1.A2" office:value-type="string">
            <text:p text:style-name="P3">Expression Type</text:p>
          </table:table-cell>
        </table:table-row>
        <table:table-row>
          <table:table-cell table:style-name="Tabla1.A3" office:value-type="string">
            <text:p text:style-name="P1"> <text:span text:style-name="T5">expression</text:span></text:p>
          </table:table-cell>
          <table:table-cell table:style-name="Tabla1.B3" office:value-type="string">
            <text:p text:style-name="P3">lvalue</text:p>
          </table:table-cell>
          <table:table-cell table:style-name="Tabla1.B3" office:value-type="string">
            <text:p text:style-name="P3">boolean</text:p>
          </table:table-cell>
          <table:table-cell table:style-name="Tabla1.B3" office:value-type="string">
            <text:p text:style-name="P3">synthesized</text:p>
          </table:table-cell>
          <table:table-cell table:style-name="Tabla1.A3" office:value-type="string">
            <text:p text:style-name="P3">Is Modifiable</text:p>
          </table:table-cell>
        </table:table-row>
        <table:table-row table:style-name="Tabla1.4">
          <table:table-cell table:style-name="Tabla1.A2" office:value-type="string">
            <text:p text:style-name="P1"> <text:span text:style-name="T5">statement</text:span></text:p>
          </table:table-cell>
          <table:table-cell table:style-name="Tabla1.B2" office:value-type="string">
            <text:p text:style-name="P3">function</text:p>
          </table:table-cell>
          <table:table-cell table:style-name="Tabla1.B2" office:value-type="string">
            <text:p text:style-name="P3">FunctionDefinition</text:p>
          </table:table-cell>
          <table:table-cell table:style-name="Tabla1.B2" office:value-type="string">
            <text:p text:style-name="P3">synthesized</text:p>
          </table:table-cell>
          <table:table-cell table:style-name="Tabla1.A2" office:value-type="string">
            <text:p text:style-name="P3">Function of the stmnt</text:p>
          </table:table-cell>
        </table:table-row>
        <table:table-row table:style-name="Tabla1.5">
          <table:table-cell table:style-name="Tabla1.A3" office:value-type="string">
            <text:p text:style-name="P3">funcDef</text:p>
          </table:table-cell>
          <table:table-cell table:style-name="Tabla1.B3" office:value-type="string">
            <text:p text:style-name="P3">hasReturn</text:p>
          </table:table-cell>
          <table:table-cell table:style-name="Tabla1.B3" office:value-type="string">
            <text:p text:style-name="P3">boolean</text:p>
          </table:table-cell>
          <table:table-cell table:style-name="Tabla1.B3" office:value-type="string">
            <text:p text:style-name="P3">synthesized</text:p>
          </table:table-cell>
          <table:table-cell table:style-name="Tabla1.A3" office:value-type="string">
            <text:p text:style-name="P3">Has a return stmnt</text:p>
          </table:table-cell>
        </table:table-row>
        <table:table-row>
          <table:table-cell table:style-name="Tabla1.A6" office:value-type="string">
            <text:p text:style-name="P3">structAccess</text:p>
          </table:table-cell>
          <table:table-cell table:style-name="Tabla1.B6" office:value-type="string">
            <text:p text:style-name="P3">fieldDefinition</text:p>
          </table:table-cell>
          <table:table-cell table:style-name="Tabla1.B6" office:value-type="string">
            <text:p text:style-name="P3">fieldDefinition</text:p>
          </table:table-cell>
          <table:table-cell table:style-name="Tabla1.B6" office:value-type="string">
            <text:p text:style-name="P3">synthesized</text:p>
          </table:table-cell>
          <table:table-cell table:style-name="Tabla1.A6" office:value-type="string">
            <text:p text:style-name="P3">Field related to the access</text:p>
          </table:table-cell>
        </table:table-row>
      </table:table>
      <text:h text:style-name="Heading_20_3" text:outline-level="3">Rules</text:h>
      <table:table table:name="Tabla2" table:style-name="Tabla2" table:template-name="Simple Grid Rows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">Node</text:p>
          </table:table-cell>
          <table:table-cell table:style-name="Tabla2.B1" office:value-type="string">
            <text:p text:style-name="P1">Predicates</text:p>
          </table:table-cell>
          <table:table-cell table:style-name="Tabla2.A1" office:value-type="string">
            <text:p text:style-name="P1">Semantic Functions</text:p>
          </table:table-cell>
        </table:table-row>
        <table:table-row table:style-name="Tabla2.2">
          <table:table-cell table:style-name="Tabla2.A2" office:value-type="string">
            <text:p text:style-name="P2"><text:span text:style-name="T1">program</text:span> → <text:span text:style-name="T2">name</text:span>:<text:span text:style-name="T3">string</text:span> <text:span text:style-name="T3">definition*</text:span> <text:span text:style-name="T3">functionCreation*</text:span> <text:span text:style-name="T3">functionDefinition*</text:span> <text:span text:style-name="T3">run</text:span></text:p>
          </table:table-cell>
          <table:table-cell table:style-name="Tabla2.B2">
            <text:p text:style-name="P4"/>
          </table:table-cell>
          <table:table-cell table:style-name="Tabla2.C2">
            <text:p text:style-name="P4"/>
          </table:table-cell>
        </table:table-row>
        <table:table-row>
          <table:table-cell table:style-name="Tabla2.A3" office:value-type="string">
            <text:p text:style-name="P2"><text:span text:style-name="T1">functionCreation</text:span> → <text:span text:style-name="T2">name</text:span>:<text:span text:style-name="T3">string</text:span></text:p>
          </table:table-cell>
          <table:table-cell table:style-name="Tabla2.B3">
            <text:p text:style-name="P4"/>
          </table:table-cell>
          <table:table-cell table:style-name="Tabla2.C3">
            <text:p text:style-name="P4"/>
          </table:table-cell>
        </table:table-row>
        <table:table-row>
          <table:table-cell table:style-name="Tabla2.A2" office:value-type="string">
            <text:p text:style-name="P2"><text:span text:style-name="T1">varDefinition</text:span><text:span text:style-name="T4">:definition</text:span> → <text:span text:style-name="T2">name</text:span>:<text:span text:style-name="T3">string</text:span> <text:span text:style-name="T3">type</text:span></text:p>
          </table:table-cell>
          <table:table-cell table:style-name="Tabla2.B2">
            <text:p text:style-name="P4"/>
          </table:table-cell>
          <table:table-cell table:style-name="Tabla2.C2">
            <text:p text:style-name="P4"/>
          </table:table-cell>
        </table:table-row>
        <table:table-row>
          <table:table-cell table:style-name="Tabla2.A3" office:value-type="string">
            <text:p text:style-name="P2"><text:span text:style-name="T1">structDefinition</text:span><text:span text:style-name="T4">:definition</text:span> → <text:span text:style-name="T2">name</text:span>:<text:span text:style-name="T3">string</text:span> <text:span text:style-name="T3">fieldDefinition*</text:span></text:p>
          </table:table-cell>
          <table:table-cell table:style-name="Tabla2.B3">
            <text:p text:style-name="P4"/>
          </table:table-cell>
          <table:table-cell table:style-name="Tabla2.C3">
            <text:p text:style-name="P4"/>
          </table:table-cell>
        </table:table-row>
        <table:table-row>
          <table:table-cell table:style-name="Tabla2.A2" office:value-type="string">
            <text:p text:style-name="P2"><text:span text:style-name="T1">fieldDefinition</text:span><text:span text:style-name="T4">:definition</text:span> → <text:span text:style-name="T2">name</text:span>:<text:span text:style-name="T3">string</text:span> <text:span text:style-name="T3">type</text:span></text:p>
          </table:table-cell>
          <table:table-cell table:style-name="Tabla2.B2">
            <text:p text:style-name="P4"/>
          </table:table-cell>
          <table:table-cell table:style-name="Tabla2.C2">
            <text:p text:style-name="P4"/>
          </table:table-cell>
        </table:table-row>
        <table:table-row>
          <table:table-cell table:style-name="Tabla2.A3" office:value-type="string">
            <text:p text:style-name="P2"><text:span text:style-name="T1">functionDefinition</text:span><text:span text:style-name="T4">:definition</text:span> → <text:span text:style-name="T2">name</text:span>:<text:span text:style-name="T3">string</text:span> <text:span text:style-name="T2">parameters</text:span>:<text:span text:style-name="T3">varDefinition*</text:span> <text:span text:style-name="T3">type?</text:span> <text:span text:style-name="T2">locals</text:span>:<text:span text:style-name="T3">varDefinition*</text:span> <text:span text:style-name="T3">statement*</text:span></text:p>
          </table:table-cell>
          <table:table-cell table:style-name="Tabla2.B7" office:value-type="string">
            <text:p text:style-name="P5">isPrimitive(funcDef.params)</text:p>
            <text:p text:style-name="P5">isPrimitive(funcDef.locals)</text:p>
            <text:p text:style-name="P5">funcDef.hasReturn()</text:p>
          </table:table-cell>
          <table:table-cell table:style-name="Tabla2.C3">
            <text:p text:style-name="P4"/>
          </table:table-cell>
        </table:table-row>
        <table:table-row>
          <table:table-cell table:style-name="Tabla2.A2" office:value-type="string">
            <text:p text:style-name="P2"><text:span text:style-name="T1">print</text:span><text:span text:style-name="T4">:statement</text:span> → <text:span text:style-name="T3">expression*</text:span></text:p>
          </table:table-cell>
          <table:table-cell table:style-name="Tabla2.B8" office:value-type="string">
            <text:p text:style-name="P5">isPrimitive(print.expressions)</text:p>
          </table:table-cell>
          <table:table-cell table:style-name="Tabla2.C2">
            <text:p text:style-name="P4"/>
          </table:table-cell>
        </table:table-row>
        <table:table-row>
          <table:table-cell table:style-name="Tabla2.A3" office:value-type="string">
            <text:p text:style-name="P2"><text:span text:style-name="T1">println</text:span><text:span text:style-name="T4">:statement</text:span> → <text:span text:style-name="T3">expression*</text:span></text:p>
          </table:table-cell>
          <table:table-cell table:style-name="Tabla2.B9" office:value-type="string">
            <text:p text:style-name="P5">isPrimitive(println.expressions)</text:p>
          </table:table-cell>
          <table:table-cell table:style-name="Tabla2.C3">
            <text:p text:style-name="P4"/>
          </table:table-cell>
        </table:table-row>
        <table:table-row>
          <table:table-cell table:style-name="Tabla2.A2" office:value-type="string">
            <text:p text:style-name="P2"><text:span text:style-name="T1">read</text:span><text:span text:style-name="T4">:statement</text:span> → <text:span text:style-name="T3">expression*</text:span></text:p>
          </table:table-cell>
          <table:table-cell table:style-name="Tabla2.B10" office:value-type="string">
            <text:p text:style-name="P5">isPrimitive(read.expressions)</text:p>
          </table:table-cell>
          <table:table-cell table:style-name="Tabla2.C2">
            <text:p text:style-name="P4"/>
          </table:table-cell>
        </table:table-row>
        <table:table-row>
          <table:table-cell table:style-name="Tabla2.A3" office:value-type="string">
            <text:p text:style-name="P2"><text:span text:style-name="T1">functionCallStatement</text:span><text:span text:style-name="T4">:statement</text:span> → <text:span text:style-name="T2">name</text:span>:<text:span text:style-name="T3">string</text:span> <text:span text:style-name="T3">expression*</text:span></text:p>
          </table:table-cell>
          <table:table-cell table:style-name="Tabla2.B11" office:value-type="string">
            <text:p text:style-name="P5">For i in funcCall.expressions.length:</text:p>
            <text:p text:style-name="P5"><text:s text:c="2"/>sameType(</text:p>
            <text:p text:style-name="P5"><text:s text:c="4"/>funcCall.function.params,</text:p>
            <text:p text:style-name="P5"><text:s text:c="4"/>funcCall.expressions</text:p>
            <text:p text:style-name="P5">)</text:p>
          </table:table-cell>
          <table:table-cell table:style-name="Tabla2.C3">
            <text:p text:style-name="P4"/>
          </table:table-cell>
        </table:table-row>
        <table:table-row table:style-name="Tabla2.12">
          <table:table-cell table:style-name="Tabla2.A2" office:value-type="string">
            <text:p text:style-name="P2"><text:span text:style-name="T1">assignment</text:span><text:span text:style-name="T4">:statement</text:span> → <text:span text:style-name="T2">left</text:span>:<text:span text:style-name="T3">expression</text:span> <text:span text:style-name="T2">right</text:span>:<text:span text:style-name="T3">expression</text:span></text:p>
          </table:table-cell>
          <table:table-cell table:style-name="Tabla2.B12" office:value-type="string">
            <text:p text:style-name="P5">isPrimitive(assignment.left())</text:p>
            <text:p text:style-name="P5">sameType(assignment.left, assignment.right)</text:p>
            <text:p text:style-name="P5">assignment.left.isLValue</text:p>
          </table:table-cell>
          <table:table-cell table:style-name="Tabla2.C2">
            <text:p text:style-name="P4"/>
          </table:table-cell>
        </table:table-row>
        <text:soft-page-break/>
        <table:table-row table:style-name="Tabla2.13">
          <table:table-cell table:style-name="Tabla2.A3" office:value-type="string">
            <text:p text:style-name="P2"><text:span text:style-name="T1">conditional</text:span><text:span text:style-name="T4">:statement</text:span> → <text:span text:style-name="T3">expression</text:span> <text:span text:style-name="T2">ifStatements</text:span>:<text:span text:style-name="T3">statement*</text:span> <text:span text:style-name="T2">elseStatements</text:span>:<text:span text:style-name="T3">statement*</text:span></text:p>
          </table:table-cell>
          <table:table-cell table:style-name="Tabla2.B13" office:value-type="string">
            <text:p text:style-name="P5">isInt(conditional.getExpression)</text:p>
          </table:table-cell>
          <table:table-cell table:style-name="Tabla2.C13" office:value-type="string">
            <text:p text:style-name="P5">cond.ifStmnts.forEach(</text:p>
            <text:p text:style-name="P5"><text:s text:c="2"/>stmnt.function = cond.function</text:p>
            <text:p text:style-name="P5">)</text:p>
            <text:p text:style-name="P5">cond.elseStmnts.forEach(</text:p>
            <text:p text:style-name="P5"><text:s text:c="2"/>smnt.function = cond.function</text:p>
            <text:p text:style-name="P5">)</text:p>
          </table:table-cell>
        </table:table-row>
        <table:table-row>
          <table:table-cell table:style-name="Tabla2.A2" office:value-type="string">
            <text:p text:style-name="P2"><text:span text:style-name="T1">loop</text:span><text:span text:style-name="T4">:statement</text:span> → <text:span text:style-name="T2">fromStatements</text:span>:<text:span text:style-name="T3">statement*</text:span> <text:span text:style-name="T3">expression</text:span> <text:span text:style-name="T2">loopStatements</text:span>:<text:span text:style-name="T3">statement*</text:span></text:p>
          </table:table-cell>
          <table:table-cell table:style-name="Tabla2.B14" office:value-type="string">
            <text:p text:style-name="P6">isInt(loop.getExpression)</text:p>
          </table:table-cell>
          <table:table-cell table:style-name="Tabla2.A2" office:value-type="string">
            <text:p text:style-name="P6">loop.loopStmtns.forEach(</text:p>
            <text:p text:style-name="P6"><text:s text:c="3"/>stmnt.function = loop.function</text:p>
            <text:p text:style-name="P6">)</text:p>
          </table:table-cell>
        </table:table-row>
        <table:table-row>
          <table:table-cell table:style-name="Tabla2.A3" office:value-type="string">
            <text:p text:style-name="P2"><text:span text:style-name="T1">return</text:span><text:span text:style-name="T4">:statement</text:span> → <text:span text:style-name="T3">expression?</text:span></text:p>
          </table:table-cell>
          <table:table-cell table:style-name="Tabla2.B15" office:value-type="string">
            <text:p text:style-name="P6">return.expression.empty ?</text:p>
            <text:p text:style-name="P6"><text:s text:c="2"/>return.function isVoid :</text:p>
            <text:p text:style-name="P6"><text:s text:c="2"/>sameType(return.function, return.expr)</text:p>
          </table:table-cell>
          <table:table-cell table:style-name="Tabla2.C3">
            <text:p text:style-name="P4"/>
          </table:table-cell>
        </table:table-row>
        <table:table-row>
          <table:table-cell table:style-name="Tabla2.A2" office:value-type="string">
            <text:p text:style-name="P2"><text:span text:style-name="T1">run</text:span> → <text:span text:style-name="T2">name</text:span>:<text:span text:style-name="T3">string</text:span> <text:span text:style-name="T3">expression*</text:span></text:p>
          </table:table-cell>
          <table:table-cell table:style-name="Tabla2.B16" office:value-type="string">
            <text:p text:style-name="P6">For i in return.expressions.length:</text:p>
            <text:p text:style-name="P6"><text:s text:c="2"/>sameType(return.expression, return.function.param)</text:p>
          </table:table-cell>
          <table:table-cell table:style-name="Tabla2.C2">
            <text:p text:style-name="P4"/>
          </table:table-cell>
        </table:table-row>
        <table:table-row>
          <table:table-cell table:style-name="Tabla2.A3" office:value-type="string">
            <text:p text:style-name="P2"><text:span text:style-name="T1">intType</text:span><text:span text:style-name="T4">:type</text:span> → ε</text:p>
          </table:table-cell>
          <table:table-cell table:style-name="Tabla2.B3">
            <text:p text:style-name="P4"/>
          </table:table-cell>
          <table:table-cell table:style-name="Tabla2.C3">
            <text:p text:style-name="P4"/>
          </table:table-cell>
        </table:table-row>
        <table:table-row>
          <table:table-cell table:style-name="Tabla2.A2" office:value-type="string">
            <text:p text:style-name="P2"><text:span text:style-name="T1">realType</text:span><text:span text:style-name="T4">:type</text:span> → ε</text:p>
          </table:table-cell>
          <table:table-cell table:style-name="Tabla2.B2">
            <text:p text:style-name="P4"/>
          </table:table-cell>
          <table:table-cell table:style-name="Tabla2.C2">
            <text:p text:style-name="P4"/>
          </table:table-cell>
        </table:table-row>
        <table:table-row>
          <table:table-cell table:style-name="Tabla2.A3" office:value-type="string">
            <text:p text:style-name="P2"><text:span text:style-name="T1">charType</text:span><text:span text:style-name="T4">:type</text:span> → ε</text:p>
          </table:table-cell>
          <table:table-cell table:style-name="Tabla2.B3">
            <text:p text:style-name="P4"/>
          </table:table-cell>
          <table:table-cell table:style-name="Tabla2.C3">
            <text:p text:style-name="P4"/>
          </table:table-cell>
        </table:table-row>
        <table:table-row>
          <table:table-cell table:style-name="Tabla2.A2" office:value-type="string">
            <text:p text:style-name="P2"><text:span text:style-name="T1">arrayType</text:span><text:span text:style-name="T4">:type</text:span> → <text:span text:style-name="T2">intValue</text:span>:<text:span text:style-name="T3">int</text:span> <text:span text:style-name="T3">type</text:span></text:p>
          </table:table-cell>
          <table:table-cell table:style-name="Tabla2.B2">
            <text:p text:style-name="P4"/>
          </table:table-cell>
          <table:table-cell table:style-name="Tabla2.C2">
            <text:p text:style-name="P4"/>
          </table:table-cell>
        </table:table-row>
        <table:table-row>
          <table:table-cell table:style-name="Tabla2.A3" office:value-type="string">
            <text:p text:style-name="P2"><text:span text:style-name="T1">structType</text:span><text:span text:style-name="T4">:type</text:span> → <text:span text:style-name="T2">name</text:span>:<text:span text:style-name="T3">string</text:span></text:p>
          </table:table-cell>
          <table:table-cell table:style-name="Tabla2.B3">
            <text:p text:style-name="P4"/>
          </table:table-cell>
          <table:table-cell table:style-name="Tabla2.C3">
            <text:p text:style-name="P4"/>
          </table:table-cell>
        </table:table-row>
        <table:table-row>
          <table:table-cell table:style-name="Tabla2.A2" office:value-type="string">
            <text:p text:style-name="P2"><text:span text:style-name="T1">voidType</text:span><text:span text:style-name="T4">:type</text:span> → ε</text:p>
          </table:table-cell>
          <table:table-cell table:style-name="Tabla2.B2">
            <text:p text:style-name="P4"/>
          </table:table-cell>
          <table:table-cell table:style-name="Tabla2.C2">
            <text:p text:style-name="P4"/>
          </table:table-cell>
        </table:table-row>
        <table:table-row>
          <table:table-cell table:style-name="Tabla2.A3" office:value-type="string">
            <text:p text:style-name="P2"><text:span text:style-name="T1">variable</text:span><text:span text:style-name="T4">:expression</text:span> → <text:span text:style-name="T2">name</text:span>:<text:span text:style-name="T3">string</text:span></text:p>
          </table:table-cell>
          <table:table-cell table:style-name="Tabla2.B3">
            <text:p text:style-name="P4"/>
          </table:table-cell>
          <table:table-cell table:style-name="Tabla2.C23" office:value-type="string">
            <text:p text:style-name="P6">Lvalue = true</text:p>
            <text:p text:style-name="P6">type = variable.varDef.type</text:p>
          </table:table-cell>
        </table:table-row>
        <table:table-row>
          <table:table-cell table:style-name="Tabla2.A2" office:value-type="string">
            <text:p text:style-name="P2"><text:span text:style-name="T1">intLiteral</text:span><text:span text:style-name="T4">:expression</text:span> → <text:span text:style-name="T2">intValue</text:span>:<text:span text:style-name="T3">int</text:span></text:p>
          </table:table-cell>
          <table:table-cell table:style-name="Tabla2.B2">
            <text:p text:style-name="P4"/>
          </table:table-cell>
          <table:table-cell table:style-name="Tabla2.A2" office:value-type="string">
            <text:p text:style-name="P6">Lvalue = false</text:p>
            <text:p text:style-name="P6">type = IntType</text:p>
          </table:table-cell>
        </table:table-row>
        <table:table-row>
          <table:table-cell table:style-name="Tabla2.A3" office:value-type="string">
            <text:p text:style-name="P2"><text:span text:style-name="T1">realLiteral</text:span><text:span text:style-name="T4">:expression</text:span> → <text:span text:style-name="T2">floatValue</text:span>:<text:span text:style-name="T3">float</text:span></text:p>
          </table:table-cell>
          <table:table-cell table:style-name="Tabla2.B3">
            <text:p text:style-name="P4"/>
          </table:table-cell>
          <table:table-cell table:style-name="Tabla2.C25" office:value-type="string">
            <text:p text:style-name="P6">Lvalue = false</text:p>
            <text:p text:style-name="P6">type = RealType</text:p>
          </table:table-cell>
        </table:table-row>
        <table:table-row>
          <table:table-cell table:style-name="Tabla2.A2" office:value-type="string">
            <text:p text:style-name="P2"><text:span text:style-name="T1">charLiteral</text:span><text:span text:style-name="T4">:expression</text:span> → <text:span text:style-name="T2">name</text:span>:<text:span text:style-name="T3">string</text:span></text:p>
          </table:table-cell>
          <table:table-cell table:style-name="Tabla2.B2">
            <text:p text:style-name="P4"/>
          </table:table-cell>
          <table:table-cell table:style-name="Tabla2.A2" office:value-type="string">
            <text:p text:style-name="P8">Lvalue = false</text:p>
            <text:p text:style-name="P8">type = CharType</text:p>
          </table:table-cell>
        </table:table-row>
        <table:table-row>
          <table:table-cell table:style-name="Tabla2.A3" office:value-type="string">
            <text:p text:style-name="P2"><text:span text:style-name="T1">functionCallExpression</text:span><text:span text:style-name="T4">:expression</text:span> → <text:span text:style-name="T2">name</text:span>:<text:span text:style-name="T3">string</text:span> <text:span text:style-name="T3">expression*</text:span></text:p>
          </table:table-cell>
          <table:table-cell table:style-name="Tabla2.B27" office:value-type="string">
            <text:p text:style-name="P7">For i in .<text:span text:style-name="T6">funcCall</text:span>.length:</text:p>
            <text:p text:style-name="P7"><text:s text:c="2"/>sameType(<text:span text:style-name="T7">funcCall</text:span>.expression, <text:span text:style-name="T8">funcCall</text:span>.function.param)</text:p>
          </table:table-cell>
          <table:table-cell table:style-name="Tabla2.C27" office:value-type="string">
            <text:p text:style-name="P8">Lvalue=false</text:p>
            <text:p text:style-name="P8">type = funcCall.function.type</text:p>
          </table:table-cell>
        </table:table-row>
        <table:table-row>
          <table:table-cell table:style-name="Tabla2.A2" office:value-type="string">
            <text:p text:style-name="P2"><text:span text:style-name="T1">structAccess</text:span><text:span text:style-name="T4">:expression</text:span> → <text:span text:style-name="T2">expr</text:span>:<text:span text:style-name="T3">expression</text:span> <text:span text:style-name="T2">name</text:span>:<text:span text:style-name="T3">string</text:span></text:p>
          </table:table-cell>
          <table:table-cell table:style-name="Tabla2.B28" office:value-type="string">
            <text:p text:style-name="P9">isStruct(structAccess.expr)</text:p>
            <text:p text:style-name="P9">stringFound == false</text:p>
          </table:table-cell>
          <table:table-cell table:style-name="Tabla2.A2" office:value-type="string">
            <text:p text:style-name="P9">Lvalue = true</text:p>
            <text:p text:style-name="P9">type = fieldDefinitions[found].type</text:p>
            <text:p text:style-name="P9">fieldDefinition = fieldDefinitions[found]</text:p>
          </table:table-cell>
        </table:table-row>
        <table:table-row>
          <table:table-cell table:style-name="Tabla2.A3" office:value-type="string">
            <text:p text:style-name="P2"><text:span text:style-name="T1">arrayAccess</text:span><text:span text:style-name="T4">:expression</text:span> → <text:span text:style-name="T2">left</text:span>:<text:span text:style-name="T3">expression</text:span> <text:span text:style-name="T2">right</text:span>:<text:span text:style-name="T3">expression</text:span></text:p>
          </table:table-cell>
          <table:table-cell table:style-name="Tabla2.B29" office:value-type="string">
            <text:p text:style-name="P9">isAccesible(left)</text:p>
            <text:p text:style-name="P9">isInt(right)</text:p>
          </table:table-cell>
          <table:table-cell table:style-name="Tabla2.C29" office:value-type="string">
            <text:p text:style-name="P9">Lvalue = true</text:p>
            <text:p text:style-name="P9">type = getType del array o de la expresion dependiendo de lo que sea left</text:p>
          </table:table-cell>
        </table:table-row>
        <table:table-row>
          <table:table-cell table:style-name="Tabla2.A2" office:value-type="string">
            <text:p text:style-name="P2"><text:span text:style-name="T1">cast</text:span><text:span text:style-name="T4">:expression</text:span> → <text:span text:style-name="T2">castType</text:span>:<text:span text:style-name="T3">type</text:span> <text:span text:style-name="T3">expression</text:span></text:p>
          </table:table-cell>
          <table:table-cell table:style-name="Tabla2.B30" office:value-type="string">
            <text:p text:style-name="P9">!sameType(castType, expression)</text:p>
          </table:table-cell>
          <table:table-cell table:style-name="Tabla2.A2" office:value-type="string">
            <text:p text:style-name="P9">Lvalue = false</text:p>
            <text:p text:style-name="P9">type = cast.castType</text:p>
          </table:table-cell>
        </table:table-row>
        <table:table-row>
          <table:table-cell table:style-name="Tabla2.A3" office:value-type="string">
            <text:p text:style-name="P2"><text:span text:style-name="T1">arithmeticBinary</text:span><text:span text:style-name="T4">:expression</text:span> → <text:span text:style-name="T2">left</text:span>:<text:span text:style-name="T3">expression</text:span> <text:span text:style-name="T2">operator</text:span>:<text:span text:style-name="T3">string</text:span> <text:span text:style-name="T2">right</text:span>:<text:span text:style-name="T3">expression</text:span></text:p>
          </table:table-cell>
          <table:table-cell table:style-name="Tabla2.B31" office:value-type="string">
            <text:p text:style-name="P11">If op == “mod”</text:p>
            <text:p text:style-name="P9"><text:s text:c="2"/>isInt(left)</text:p>
            <text:p text:style-name="P10"><text:s text:c="2"/>isInt(right)</text:p>
            <text:p text:style-name="P11">else</text:p>
            <text:p text:style-name="P11"><text:s text:c="2"/>isInt(left) || isDouble(left)</text:p>
            <text:p text:style-name="P11"><text:s text:c="2"/>isInt(right) || isDouble(right)</text:p>
          </table:table-cell>
          <table:table-cell table:style-name="Tabla2.C31" office:value-type="string">
            <text:p text:style-name="P11">Lvalue = false</text:p>
            <text:p text:style-name="P11">type = left.type</text:p>
          </table:table-cell>
        </table:table-row>
        <table:table-row>
          <table:table-cell table:style-name="Tabla2.A2" office:value-type="string">
            <text:p text:style-name="P2"><text:span text:style-name="T1">arithmeticUnary</text:span><text:span text:style-name="T4">:expression</text:span> → <text:span text:style-name="T2">operator</text:span>:<text:span text:style-name="T3">string</text:span> <text:span text:style-name="T2">expr</text:span>:<text:span text:style-name="T3">expression</text:span></text:p>
          </table:table-cell>
          <table:table-cell table:style-name="Tabla2.B32" office:value-type="string">
            <text:p text:style-name="P11">isInt(expr) || isDouble(expr)</text:p>
          </table:table-cell>
          <table:table-cell table:style-name="Tabla2.A2" office:value-type="string">
            <text:p text:style-name="P11">Lvalue = false</text:p>
            <text:p text:style-name="P11">type = expr.typ</text:p>
          </table:table-cell>
        </table:table-row>
        <table:table-row>
          <table:table-cell table:style-name="Tabla2.A3" office:value-type="string">
            <text:p text:style-name="P2"><text:span text:style-name="T1">logicBinary</text:span><text:span text:style-name="T4">:expression</text:span> → <text:span text:style-name="T2">left</text:span>:<text:span text:style-name="T3">expression</text:span> <text:span text:style-name="T2">operator</text:span>:<text:span text:style-name="T3">string</text:span> <text:span text:style-name="T2">right</text:span>:<text:span text:style-name="T3">expression</text:span></text:p>
          </table:table-cell>
          <table:table-cell table:style-name="Tabla2.B33" office:value-type="string">
            <text:p text:style-name="P11">isInt(left)</text:p>
            <text:p text:style-name="P11">isInt(right)</text:p>
          </table:table-cell>
          <table:table-cell table:style-name="Tabla2.C33" office:value-type="string">
            <text:p text:style-name="P11">Lvalue = false</text:p>
            <text:p text:style-name="P11">type = IntType</text:p>
          </table:table-cell>
        </table:table-row>
        <text:soft-page-break/>
        <table:table-row>
          <table:table-cell table:style-name="Tabla2.A2" office:value-type="string">
            <text:p text:style-name="P2"><text:span text:style-name="T1">logicUnary</text:span><text:span text:style-name="T4">:expression</text:span> → <text:span text:style-name="T2">operator</text:span>:<text:span text:style-name="T3">string</text:span> <text:span text:style-name="T2">expr</text:span>:<text:span text:style-name="T3">expression</text:span></text:p>
          </table:table-cell>
          <table:table-cell table:style-name="Tabla2.B34" office:value-type="string">
            <text:p text:style-name="P11">isInt(expr)</text:p>
          </table:table-cell>
          <table:table-cell table:style-name="Tabla2.A2" office:value-type="string">
            <text:p text:style-name="P11">Lvalue = false</text:p>
            <text:p text:style-name="P11">type = IntType</text:p>
          </table:table-cell>
        </table:table-row>
        <table:table-row>
          <table:table-cell table:style-name="Tabla2.A35" office:value-type="string">
            <text:p text:style-name="P2"><text:span text:style-name="T1">relationalBinary</text:span><text:span text:style-name="T4">:expression</text:span> → <text:span text:style-name="T2">left</text:span>:<text:span text:style-name="T3">expression</text:span> <text:span text:style-name="T2">operator</text:span>:<text:span text:style-name="T3">string</text:span> <text:span text:style-name="T2">right</text:span>:<text:span text:style-name="T3">expression</text:span></text:p>
          </table:table-cell>
          <table:table-cell table:style-name="Tabla2.B35" office:value-type="string">
            <text:p text:style-name="P11">isInt(left) || isDouble(left)</text:p>
            <text:p text:style-name="P11">isInt(right) || isDouble(right)</text:p>
          </table:table-cell>
          <table:table-cell table:style-name="Tabla2.C35" office:value-type="string">
            <text:p text:style-name="P11">Lvalue = false</text:p>
            <text:p text:style-name="P11">type = IntType</text:p>
          </table:table-cell>
        </table:table-row>
      </table:table>
      <text:p text:style-name="Text_20_body"><text:line-break/>Operators samples (cut &amp; paste if needed):<text:line-break/>⇒ ⇔ ≠ ∅ ∈ ∉ ∪ ∩ ⊂ ⊄ ∑ ∃ ∀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Sans Pro" svg:font-family="'Source Sans Pro', sans-serif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Unifon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Unifon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595959" loext:opacity="100%" style:font-name="Source Sans Pro" fo:font-family="'Source Sans Pro', sans-serif" fo:font-size="10.5pt" style:font-name-asian="Source Sans Pro" style:font-family-asian="'Source Sans Pro', sans-serif" style:font-size-asian="10.5pt" style:font-name-complex="Source Sans Pro" style:font-family-complex="'Source Sans Pro', sans-serif" style:font-size-complex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ttribute Grammar</dc:title>
    <dc:date>2025-05-28T12:58:22.964715067</dc:date>
    <meta:editing-duration>PT26M18S</meta:editing-duration>
    <meta:editing-cycles>8</meta:editing-cycles>
    <meta:generator>LibreOffice/24.2.7.2$Linux_X86_64 LibreOffice_project/420$Build-2</meta:generator>
    <meta:document-statistic meta:table-count="2" meta:image-count="0" meta:object-count="0" meta:page-count="3" meta:paragraph-count="147" meta:word-count="383" meta:character-count="3807" meta:non-whitespace-character-count="3533"/>
    <meta:user-defined meta:name=""/>
    <meta:user-defined meta:name="viewport">width=device-width, initial-scale=1</meta:user-defined>
  </office:meta>
</office:document-meta>
</file>